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45260F56971.png" manifest:media-type="image/png"/>
  <manifest:file-entry manifest:full-path="Pictures/10000201000002FA00000452130A8623.png" manifest:media-type="image/png"/>
  <manifest:file-entry manifest:full-path="Pictures/10000201000002F70000042F0210C440.png" manifest:media-type="image/png"/>
  <manifest:file-entry manifest:full-path="Pictures/10000201000002F7000004B2981CB197.png" manifest:media-type="image/png"/>
  <manifest:file-entry manifest:full-path="Pictures/10000201000002FA000004521034EEED.png" manifest:media-type="image/png"/>
  <manifest:file-entry manifest:full-path="Pictures/10000201000002F70000042FBC7D8CDC.png" manifest:media-type="image/png"/>
  <manifest:file-entry manifest:full-path="Pictures/10000201000002FB0000042F9701114F.png" manifest:media-type="image/png"/>
  <manifest:file-entry manifest:full-path="Pictures/10000201000002F70000042F4257ACB9.png" manifest:media-type="image/png"/>
  <manifest:file-entry manifest:full-path="Pictures/10000201000002F70000042FC0E8B455.png" manifest:media-type="image/png"/>
  <manifest:file-entry manifest:full-path="Pictures/10000201000002FE000004449A45954D.png" manifest:media-type="image/png"/>
  <manifest:file-entry manifest:full-path="Pictures/10000201000002F70000042FB36F5AD1.png" manifest:media-type="image/png"/>
  <manifest:file-entry manifest:full-path="Pictures/10000201000002F70000042F817C2DF6.png" manifest:media-type="image/png"/>
  <manifest:file-entry manifest:full-path="Pictures/10000201000002FA00000452E73F3707.png" manifest:media-type="image/png"/>
  <manifest:file-entry manifest:full-path="Pictures/10000201000002F70000042FA8C58E9F.png" manifest:media-type="image/png"/>
  <manifest:file-entry manifest:full-path="Pictures/10000201000002F70000042F7839BABB.png" manifest:media-type="image/png"/>
  <manifest:file-entry manifest:full-path="Pictures/10000201000002F7000005132451D24B.png" manifest:media-type="image/png"/>
  <manifest:file-entry manifest:full-path="Pictures/10000201000002F70000042F9613C620.png" manifest:media-type="image/png"/>
  <manifest:file-entry manifest:full-path="Pictures/10000201000002F70000042F361FEB62.png" manifest:media-type="image/png"/>
  <manifest:file-entry manifest:full-path="Pictures/100002010000038E0000042FD6C3FC41.png" manifest:media-type="image/png"/>
  <manifest:file-entry manifest:full-path="Pictures/10000201000002FA00000452A1D49E6F.png" manifest:media-type="image/png"/>
  <manifest:file-entry manifest:full-path="Pictures/10000201000002F700000430689686C7.png" manifest:media-type="image/png"/>
  <manifest:file-entry manifest:full-path="Pictures/10000201000002F70000042FC2744C69.png" manifest:media-type="image/png"/>
  <manifest:file-entry manifest:full-path="Pictures/10000201000003110000042F768C0228.png" manifest:media-type="image/png"/>
  <manifest:file-entry manifest:full-path="Pictures/10000201000002F70000042F2B06F936.png" manifest:media-type="image/png"/>
  <manifest:file-entry manifest:full-path="Pictures/10000201000002F70000042FB53431AD.png" manifest:media-type="image/png"/>
  <manifest:file-entry manifest:full-path="Pictures/10000201000002F70000042F0805CCB5.png" manifest:media-type="image/png"/>
  <manifest:file-entry manifest:full-path="Pictures/10000201000002F700000507FEEC2687.png" manifest:media-type="image/png"/>
  <manifest:file-entry manifest:full-path="Pictures/10000201000002F70000042F2D975AE3.png" manifest:media-type="image/png"/>
  <manifest:file-entry manifest:full-path="Pictures/10000201000002F70000042F4D24FED3.png" manifest:media-type="image/png"/>
  <manifest:file-entry manifest:full-path="Pictures/100002010000033A0000042F03561DC6.png" manifest:media-type="image/png"/>
  <manifest:file-entry manifest:full-path="Pictures/10000201000003B40000042F14ABE463.png" manifest:media-type="image/png"/>
  <manifest:file-entry manifest:full-path="Pictures/100002010000037C0000042F9D754104.png" manifest:media-type="image/png"/>
  <manifest:file-entry manifest:full-path="Pictures/10000201000002F70000042F96A4F71F.png" manifest:media-type="image/png"/>
  <manifest:file-entry manifest:full-path="Pictures/10000201000002FA0000042F8CD26A91.png" manifest:media-type="image/png"/>
  <manifest:file-entry manifest:full-path="Pictures/10000201000002F70000042FF181BF6A.png" manifest:media-type="image/png"/>
  <manifest:file-entry manifest:full-path="Pictures/10000201000002F7000004FE4209E492.png" manifest:media-type="image/png"/>
  <manifest:file-entry manifest:full-path="Pictures/10000201000002F70000042F5EF3FC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7.493cm"/>
    </style:style>
    <style:style style:name="gr4" style:family="graphic" style:parent-style-name="standard">
      <style:graphic-properties draw:stroke="none" svg:stroke-color="#000000" draw:fill="none" draw:fill-color="#ffffff" fo:min-height="7.747cm"/>
    </style:style>
    <style:style style:name="gr5" style:family="graphic" style:parent-style-name="standard">
      <style:graphic-properties draw:stroke="none" svg:stroke-color="#000000" draw:fill="none" draw:fill-color="#ffffff" fo:min-height="12.319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96pt" style:font-size-asian="96pt" style:font-size-complex="96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5EF3FC0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5.404cm" svg:height="25.939cm" svg:x="3.088cm" svg:y="1.004cm">
          <draw:image xlink:href="Pictures/10000201000002F7000004FE4209E49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F181BF6A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" draw:text-style-name="P1" draw:layer="layout" svg:width="19.589cm" svg:height="22.13cm" svg:x="1cm" svg:y="2.905cm">
          <draw:image xlink:href="Pictures/10000201000003B40000042F14ABE463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8.382cm" svg:height="25.939cm" svg:x="1.599cm" svg:y="1.004cm">
          <draw:image xlink:href="Pictures/10000201000002F70000042F5EF3FC03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2" draw:text-style-name="P1" draw:layer="layout" svg:width="19.589cm" svg:height="23.52cm" svg:x="0.995cm" svg:y="2.214cm">
          <draw:image xlink:href="Pictures/100002010000037C0000042F9D754104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96A4F71F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B53431AD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2B06F936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2" draw:text-style-name="P1" draw:layer="layout" svg:width="19.589cm" svg:height="25.399cm" svg:x="0.995cm" svg:y="1.274cm">
          <draw:image xlink:href="Pictures/100002010000033A0000042F03561DC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2" draw:text-style-name="P1" draw:layer="layout" svg:width="19.589cm" svg:height="23.055cm" svg:x="0.995cm" svg:y="2.446cm">
          <draw:image xlink:href="Pictures/100002010000038E0000042FD6C3FC41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361FEB62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2" draw:text-style-name="P1" draw:layer="layout" svg:width="19.012cm" svg:height="25.939cm" svg:x="1.284cm" svg:y="1.004cm">
          <draw:image xlink:href="Pictures/10000201000003110000042F768C0228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2" draw:text-style-name="P1" draw:layer="layout" svg:width="18.365cm" svg:height="25.939cm" svg:x="1.607cm" svg:y="1.004cm">
          <draw:image xlink:href="Pictures/10000201000002F700000430689686C7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4D24FED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9613C620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7839BABB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2" draw:text-style-name="P1" draw:layer="layout" svg:width="18.454cm" svg:height="25.939cm" svg:x="1.563cm" svg:y="1.004cm">
          <draw:image xlink:href="Pictures/10000201000002FA0000042F8CD26A91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A8C58E9F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817C2DF6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3" draw:text-style-name="P2" draw:layer="layout" svg:width="15.24cm" svg:height="7.743cm" svg:x="3.54cm" svg:y="4.683cm">
          <draw:text-box>
            <text:p text:style-name="P2"><text:span text:style-name="T1">End</text:span></text:p>
          </draw:text-box>
        </draw:frame>
      </draw:page>
      <draw:page draw:name="page22" draw:style-name="dp1" draw:master-page-name="Default">
        <draw:frame draw:style-name="gr2" draw:text-style-name="P1" draw:layer="layout" svg:width="18.454cm" svg:height="25.939cm" svg:x="1.563cm" svg:y="1.004cm">
          <draw:image xlink:href="Pictures/10000201000002FA0000042F8CD26A91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B36F5AD1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C0E8B455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3" draw:text-style-name="P2" draw:layer="layout" svg:width="15.24cm" svg:height="7.743cm" svg:x="3.54cm" svg:y="4.683cm">
          <draw:text-box>
            <text:p text:style-name="P2"><text:span text:style-name="T1">End</text:span></text:p>
          </draw:text-box>
        </draw:frame>
      </draw:page>
      <draw:page draw:name="page26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9613C620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2" draw:text-style-name="P1" draw:layer="layout" svg:width="18.194cm" svg:height="25.939cm" svg:x="1.693cm" svg:y="1.004cm">
          <draw:image xlink:href="Pictures/10000201000002FE000004449A45954D.pn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4" draw:text-style-name="P1" draw:layer="layout" svg:width="11.938cm" svg:height="7.997cm" svg:x="5.318cm" svg:y="4.302cm">
          <draw:text-box>
            <text:p text:style-name="P1">Inventory of a Profile Here</text:p>
          </draw:text-box>
        </draw:frame>
      </draw:page>
      <draw:page draw:name="page29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96A4F71F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4257ACB9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0805CCB5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2D975AE3.png" xlink:type="simple" xlink:show="embed" xlink:actuate="onLoad">
            <text:p/>
          </draw:image>
        </draw:frame>
      </draw:page>
      <draw:page draw:name="page33" draw:style-name="dp1" draw:master-page-name="Default">
        <draw:frame draw:style-name="gr2" draw:text-style-name="P1" draw:layer="layout" svg:width="18.479cm" svg:height="25.939cm" svg:x="1.55cm" svg:y="1.004cm">
          <draw:image xlink:href="Pictures/10000201000002FB0000042F9701114F.png" xlink:type="simple" xlink:show="embed" xlink:actuate="onLoad">
            <text:p/>
          </draw:image>
        </draw:frame>
      </draw:page>
      <draw:page draw:name="page34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BC7D8CDC.png" xlink:type="simple" xlink:show="embed" xlink:actuate="onLoad">
            <text:p/>
          </draw:image>
        </draw:frame>
      </draw:page>
      <draw:page draw:name="page35" draw:style-name="dp1" draw:master-page-name="Default">
        <draw:frame draw:style-name="gr3" draw:text-style-name="P2" draw:layer="layout" svg:width="15.24cm" svg:height="7.743cm" svg:x="3.54cm" svg:y="4.683cm">
          <draw:text-box>
            <text:p text:style-name="P2"><text:span text:style-name="T1">End</text:span></text:p>
          </draw:text-box>
        </draw:frame>
      </draw:page>
      <draw:page draw:name="page36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0805CCB5.png" xlink:type="simple" xlink:show="embed" xlink:actuate="onLoad">
            <text:p/>
          </draw:image>
        </draw:frame>
      </draw:page>
      <draw:page draw:name="page37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C2744C69.png" xlink:type="simple" xlink:show="embed" xlink:actuate="onLoad">
            <text:p/>
          </draw:image>
        </draw:frame>
      </draw:page>
      <draw:page draw:name="page38" draw:style-name="dp1" draw:master-page-name="Default">
        <draw:frame draw:style-name="gr2" draw:text-style-name="P1" draw:layer="layout" svg:width="17.87cm" svg:height="25.939cm" svg:x="1.855cm" svg:y="1.004cm">
          <draw:image xlink:href="Pictures/10000201000002FA00000452A1D49E6F.png" xlink:type="simple" xlink:show="embed" xlink:actuate="onLoad">
            <text:p/>
          </draw:image>
        </draw:frame>
      </draw:page>
      <draw:page draw:name="page39" draw:style-name="dp1" draw:master-page-name="Default">
        <draw:frame draw:style-name="gr2" draw:text-style-name="P1" draw:layer="layout" svg:width="17.87cm" svg:height="25.939cm" svg:x="1.855cm" svg:y="1.004cm">
          <draw:image xlink:href="Pictures/10000201000002FA000004521034EEED.png" xlink:type="simple" xlink:show="embed" xlink:actuate="onLoad">
            <text:p/>
          </draw:image>
        </draw:frame>
      </draw:page>
      <draw:page draw:name="page40" draw:style-name="dp1" draw:master-page-name="Default">
        <draw:frame draw:style-name="gr2" draw:text-style-name="P1" draw:layer="layout" svg:width="17.87cm" svg:height="25.939cm" svg:x="1.855cm" svg:y="1.004cm">
          <draw:image xlink:href="Pictures/10000201000002FA00000452E73F3707.png" xlink:type="simple" xlink:show="embed" xlink:actuate="onLoad">
            <text:p/>
          </draw:image>
        </draw:frame>
      </draw:page>
      <draw:page draw:name="page41" draw:style-name="dp1" draw:master-page-name="Default">
        <draw:frame draw:style-name="gr3" draw:text-style-name="P2" draw:layer="layout" svg:width="15.24cm" svg:height="7.743cm" svg:x="3.54cm" svg:y="4.683cm">
          <draw:text-box>
            <text:p text:style-name="P2"><text:span text:style-name="T1">End</text:span></text:p>
          </draw:text-box>
        </draw:frame>
      </draw:page>
      <draw:page draw:name="page42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0805CCB5.png" xlink:type="simple" xlink:show="embed" xlink:actuate="onLoad">
            <text:p/>
          </draw:image>
        </draw:frame>
      </draw:page>
      <draw:page draw:name="page43" draw:style-name="dp1" draw:master-page-name="Default">
        <draw:frame draw:style-name="gr2" draw:text-style-name="P1" draw:layer="layout" svg:width="16.378cm" svg:height="25.939cm" svg:x="2.601cm" svg:y="1.004cm">
          <draw:image xlink:href="Pictures/10000201000002F7000004B2981CB197.png" xlink:type="simple" xlink:show="embed" xlink:actuate="onLoad">
            <text:p/>
          </draw:image>
        </draw:frame>
      </draw:page>
      <draw:page draw:name="page44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0210C440.png" xlink:type="simple" xlink:show="embed" xlink:actuate="onLoad">
            <text:p/>
          </draw:image>
        </draw:frame>
      </draw:page>
      <draw:page draw:name="page45" draw:style-name="dp1" draw:master-page-name="Default">
        <draw:frame draw:style-name="gr2" draw:text-style-name="P1" draw:layer="layout" svg:width="15.296cm" svg:height="25.939cm" svg:x="3.142cm" svg:y="1.004cm">
          <draw:image xlink:href="Pictures/10000201000002F700000507FEEC2687.png" xlink:type="simple" xlink:show="embed" xlink:actuate="onLoad">
            <text:p/>
          </draw:image>
        </draw:frame>
      </draw:page>
      <draw:page draw:name="page46" draw:style-name="dp1" draw:master-page-name="Default">
        <draw:frame draw:style-name="gr2" draw:text-style-name="P1" draw:layer="layout" svg:width="17.87cm" svg:height="25.939cm" svg:x="1.855cm" svg:y="1.004cm">
          <draw:image xlink:href="Pictures/10000201000002FA00000452130A8623.png" xlink:type="simple" xlink:show="embed" xlink:actuate="onLoad">
            <text:p/>
          </draw:image>
        </draw:frame>
      </draw:page>
      <draw:page draw:name="page47" draw:style-name="dp1" draw:master-page-name="Default">
        <draw:frame draw:style-name="gr2" draw:text-style-name="P1" draw:layer="layout" svg:width="17.87cm" svg:height="25.939cm" svg:x="1.855cm" svg:y="1.004cm">
          <draw:image xlink:href="Pictures/10000201000002FA0000045260F56971.png" xlink:type="simple" xlink:show="embed" xlink:actuate="onLoad">
            <text:p/>
          </draw:image>
        </draw:frame>
      </draw:page>
      <draw:page draw:name="page48" draw:style-name="dp1" draw:master-page-name="Default">
        <draw:frame draw:style-name="gr3" draw:text-style-name="P2" draw:layer="layout" svg:width="15.24cm" svg:height="7.743cm" svg:x="3.54cm" svg:y="4.683cm">
          <draw:text-box>
            <text:p text:style-name="P2"><text:span text:style-name="T1">End</text:span></text:p>
          </draw:text-box>
        </draw:frame>
      </draw:page>
      <draw:page draw:name="page49" draw:style-name="dp1" draw:master-page-name="Default">
        <draw:frame draw:style-name="gr2" draw:text-style-name="P1" draw:layer="layout" svg:width="18.382cm" svg:height="25.939cm" svg:x="1.599cm" svg:y="1.004cm">
          <draw:image xlink:href="Pictures/10000201000002F70000042F96A4F71F.png" xlink:type="simple" xlink:show="embed" xlink:actuate="onLoad">
            <text:p/>
          </draw:image>
        </draw:frame>
      </draw:page>
      <draw:page draw:name="page50" draw:style-name="dp1" draw:master-page-name="Default">
        <draw:frame draw:style-name="gr2" draw:text-style-name="P1" draw:layer="layout" svg:width="15.155cm" svg:height="25.939cm" svg:x="3.212cm" svg:y="1.004cm">
          <draw:image xlink:href="Pictures/10000201000002F7000005132451D24B.png" xlink:type="simple" xlink:show="embed" xlink:actuate="onLoad">
            <text:p/>
          </draw:image>
        </draw:frame>
      </draw:page>
      <draw:page draw:name="page51" draw:style-name="dp1" draw:master-page-name="Default">
        <draw:frame draw:style-name="gr5" draw:text-style-name="P3" draw:layer="layout" svg:width="15.748cm" svg:height="12.569cm" svg:x="3.794cm" svg:y="4.429cm">
          <draw:text-box>
            <text:p text:style-name="P3"><text:span text:style-name="T2">Someth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stin Wong</meta:initial-creator>
    <meta:creation-date>2015-10-07T15:05:22.071064400</meta:creation-date>
    <dc:date>2015-10-07T16:31:29.117879376</dc:date>
    <dc:creator>Justin Wong</dc:creator>
    <meta:editing-duration>P0D</meta:editing-duration>
    <meta:editing-cycles>2</meta:editing-cycles>
    <meta:generator>LibreOffice/4.2.8.2$Linux_X86_64 LibreOffice_project/420m0$Build-2</meta:generator>
    <meta:document-statistic meta:object-count="51"/>
  </office:meta>
</office:document-meta>
</file>